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9EFEFD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000080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203cm" svg:stroke-color="#800000" draw:marker-start-width="0.61cm" draw:marker-end-width="0.61cm" draw:fill="solid" draw:fill-color="#ffffff" draw:textarea-horizontal-align="justify" draw:textarea-vertical-align="middle" draw:auto-grow-height="false" fo:padding-top="0.226cm" fo:padding-bottom="0.226cm" fo:padding-left="0.351cm" fo:padding-right="0.351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 draw:auto-grow-height="false" fo:min-height="0cm" fo:min-width="0cm"/>
    </style:style>
    <style:style style:name="pr1" style:family="presentation" style:parent-style-name="lyt-rededges-subtitle">
      <style:graphic-properties draw:stroke="dash" draw:stroke-dash="Line_20_with_20_Fine_20_Dots" draw:fill-color="#ffffff" draw:auto-grow-height="true" fo:min-height="16.26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draw:auto-grow-height="true" fo:min-height="3.507cm"/>
    </style:style>
    <style:style style:name="pr4" style:family="presentation" style:parent-style-name="lyt-rededges-outline1">
      <style:graphic-properties fo:min-height="15.585cm"/>
    </style:style>
    <style:style style:name="pr5" style:family="presentation" style:parent-style-name="lyt-rededges-outline1">
      <style:graphic-properties draw:auto-grow-height="true" fo:min-height="12.183cm"/>
    </style:style>
    <style:style style:name="pr6" style:family="presentation" style:parent-style-name="lyt-rededges-outline1">
      <style:graphic-properties fo:min-height="12.183cm"/>
    </style:style>
    <style:style style:name="pr7" style:family="presentation" style:parent-style-name="lyt-rededges-title">
      <style:graphic-properties fo:min-height="3.507cm"/>
    </style:style>
    <style:style style:name="pr8" style:family="presentation" style:parent-style-name="lyt-rededges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99284c" fo:font-weight="bold" style:font-weight-asian="bold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9284c" fo:font-weight="bold" style:font-weight-asian="bold" style:font-weight-complex="bold"/>
    </style:style>
    <style:style style:name="T7" style:family="text">
      <style:text-properties fo:color="#99284c" fo:font-weight="normal" style:font-weight-asian="normal" style:font-weight-complex="normal"/>
    </style:style>
    <style:style style:name="T8" style:family="text">
      <style:text-properties fo:color="#3deb3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ff00"/>
    </style:style>
    <style:style style:name="T11" style:family="text">
      <style:text-properties fo:color="#ff0000" fo:font-size="24pt" style:font-size-asian="24pt" style:font-size-complex="24pt"/>
    </style:style>
    <style:style style:name="T12" style:family="text">
      <style:text-properties fo:color="#00ff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2">
        <draw:frame presentation:style-name="pr1" draw:text-style-name="P1" draw:layer="layout" svg:width="17.094cm" svg:height="16.26cm" svg:x="10.096cm" svg:y="0.837cm" presentation:class="subtitle" presentation:user-transformed="true">
          <draw:text-box>
            <text:p><text:span text:style-name="T1">مدیریت بازاریابی</text:span></text:p>
            <text:p><text:span text:style-name="T2">راه حل‌های حرفه‌ای برای چالش های روزانه</text:span></text:p>
            <text:p><text:span text:style-name="T3">انتشارات آریانا قلم</text:span></text:p>
            <text:p><text:span text:style-name="T3"/></text:p>
            <text:p><text:span text:style-name="T1">Understanding Marketing</text:span></text:p>
            <text:p><text:span text:style-name="T2">Expert Solution to Everyday Challenge</text:span></text:p>
            <text:p><text:span text:style-name="T3">Harvard Business School Publis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سرفصل مطالب</text:p>
          </draw:text-box>
        </draw:frame>
        <draw:frame presentation:style-name="pr4" draw:text-style-name="P3" draw:layer="layout" svg:width="21.592cm" svg:height="15.585cm" svg:x="5.498cm" svg:y="4.915cm" presentation:class="outline" presentation:user-transformed="true">
          <draw:text-box>
            <text:list text:style-name="L2">
              <text:list-item>
                <text:p text:style-name="P2"><text:span text:style-name="T4">بازاریابی چیست</text:span></text:p>
              </text:list-item>
              <text:list-item>
                <text:p text:style-name="P2"><text:span text:style-name="T4">مخاطب مصرف کننده</text:span></text:p>
              </text:list-item>
              <text:list-item>
                <text:p text:style-name="P2"><text:span text:style-name="T4">مخاطب سازمان</text:span></text:p>
              </text:list-item>
              <text:list-item>
                <text:p text:style-name="P2"><text:span text:style-name="T4">شناخت رقبا</text:span></text:p>
              </text:list-item>
              <text:list-item>
                <text:p text:style-name="P2"><text:span text:style-name="T4">توسعه استراتژی بازاریابی</text:span></text:p>
              </text:list-item>
              <text:list-item>
                <text:p text:style-name="P2"><text:span text:style-name="T4">طراحی برنامه ارتباطات بازاریابی</text:span></text:p>
              </text:list-item>
              <text:list-item>
                <text:p text:style-name="P2"><text:span text:style-name="T4">محصولات جدید</text:span></text:p>
              </text:list-item>
              <text:list-item>
                <text:p text:style-name="P2"><text:span text:style-name="T4">اجرای برنامه بازاریابی</text:span></text:p>
              </text:list-item>
              <text:list-item>
                <text:p text:style-name="P2"><text:span text:style-name="T4">بازاریابی مستقیم</text:span></text:p>
              </text:list-item>
              <text:list-item>
                <text:p text:style-name="P2"><text:span text:style-name="T4">بازاریابی رابطه‌ای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بازاریابی چیست</text:p>
          </draw:text-box>
        </draw:frame>
        <draw:frame presentation:style-name="pr5" draw:layer="layout" svg:width="21.592cm" svg:height="12.183cm" svg:x="5.498cm" svg:y="4.915cm" presentation:class="outline">
          <draw:text-box>
            <text:list text:style-name="L2">
              <text:list-item>
                <text:p><text:span text:style-name="T5">بازاریابی فرآیند برنامه‌ریزی و اجرای مفهوم، قیمت گذاری، ترفیع، توزیع ایده‌ها، کالاها و خدمات برای مبادله به منظور تأمین انتظارات افراد و سازمان‌ها است.</text:span></text:p>
              </text:list-item>
            </text:list>
          </draw:text-box>
        </draw:frame>
        <draw:custom-shape draw:style-name="gr2" draw:text-style-name="P4" xml:id="id1" draw:id="id1" draw:layer="layout" svg:width="5.5cm" svg:height="3.5cm" svg:x="21cm" svg:y="10cm">
          <text:p text:style-name="P4">فرآیند برنامه‌ریزی</text:p>
          <text:p text:style-name="P4">و اجرا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5.5cm" svg:height="3.5cm" svg:x="22cm" svg:y="16cm">
          <text:p text:style-name="P4">برای مبادله</text:p>
          <text:p text:style-name="P4">به منظو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6cm" svg:height="4cm" svg:x="11cm" svg:y="10.5cm">
          <text:p text:style-name="P4">مفهوم</text:p>
          <text:p text:style-name="P4">قیمت گذاری</text:p>
          <text:p text:style-name="P4">ترفیع</text:p>
          <text:p text:style-name="P4">توزیع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.5cm" svg:height="2.5cm" svg:x="3cm" svg:y="10cm">
          <text:p text:style-name="P4">ایده‌ها</text:p>
          <text:p text:style-name="P4">کالاها</text:p>
          <text:p text:style-name="P4">خدمات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xml:id="id5" draw:id="id5" draw:layer="layout" svg:width="9.5cm" svg:height="3cm" svg:x="7.5cm" svg:y="16cm">
          <text:p text:style-name="P4">تأمین انتظارت افراد و سازمان ه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1cm" svg:y1="11.75cm" svg:x2="17cm" svg:y2="12.5cm" draw:start-shape="id1" draw:start-glue-point="6" draw:end-shape="id2" draw:end-glue-point="1" svg:d="m21000 11750h-1999v750h-2001">
          <text:p/>
        </draw:connector>
        <draw:connector draw:style-name="gr5" draw:text-style-name="P4" draw:layer="layout" svg:x1="11cm" svg:y1="12.5cm" svg:x2="7.5cm" svg:y2="11.25cm" draw:start-shape="id2" draw:start-glue-point="3" draw:end-shape="id3" draw:end-glue-point="7" svg:d="m11000 12500h-1749v-1250h-1751">
          <text:p/>
        </draw:connector>
        <draw:connector draw:style-name="gr5" draw:text-style-name="P4" draw:layer="layout" draw:line-skew="0.749cm" svg:x1="4.25cm" svg:y1="12.5cm" svg:x2="24.75cm" svg:y2="16cm" draw:start-shape="id3" draw:start-glue-point="6" draw:end-shape="id4" draw:end-glue-point="4" svg:d="m4250 12500v2500h20500v1000">
          <text:p/>
        </draw:connector>
        <draw:connector draw:style-name="gr5" draw:text-style-name="P4" draw:layer="layout" svg:x1="22cm" svg:y1="17.75cm" svg:x2="17cm" svg:y2="17.5cm" draw:start-shape="id4" draw:start-glue-point="6" draw:end-shape="id5" draw:end-glue-point="1" svg:d="m22000 17750h-2499v-250h-25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بازاریابی چیست</text:p>
          </draw:text-box>
        </draw:frame>
        <draw:frame presentation:style-name="pr5" draw:layer="layout" svg:width="21.592cm" svg:height="12.183cm" svg:x="5.498cm" svg:y="4.915cm" presentation:class="outline" presentation:user-transformed="true">
          <draw:text-box>
            <text:list text:style-name="L2">
              <text:list-item>
                <text:p><text:span text:style-name="T5">بازاریابی فرآیند برنامه‌ریزی و اجرای مفهوم، قیمت گذاری، ترفیع، توزیع ایده‌ها، کالاها و خدمات برای مبادله به منظور تأمین انتظارات افراد و سازمان‌ها است.</text:span></text:p>
              </text:list-item>
            </text:list>
          </draw:text-box>
        </draw:frame>
        <draw:custom-shape draw:style-name="gr2" draw:text-style-name="P4" xml:id="id6" draw:id="id6" draw:layer="layout" svg:width="5.5cm" svg:height="3.5cm" svg:x="21cm" svg:y="10cm">
          <text:p text:style-name="P4">فرآیند برنامه‌ریزی</text:p>
          <text:p text:style-name="P4">و اجرا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5.5cm" svg:height="3.5cm" svg:x="22cm" svg:y="16cm">
          <text:p text:style-name="P4">برای مبادله</text:p>
          <text:p text:style-name="P4">به منظو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6cm" svg:height="4cm" svg:x="11cm" svg:y="10.5cm">
          <text:p text:style-name="P4">مفهوم</text:p>
          <text:p text:style-name="P4">قیمت گذاری</text:p>
          <text:p text:style-name="P4">ترفیع</text:p>
          <text:p text:style-name="P4">توزیع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4.5cm" svg:height="2.5cm" svg:x="3cm" svg:y="10cm">
          <text:p text:style-name="P4">ایده‌ها</text:p>
          <text:p text:style-name="P4">کالاها</text:p>
          <text:p text:style-name="P4">خدمات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xml:id="id10" draw:id="id10" draw:layer="layout" svg:width="9.5cm" svg:height="3cm" svg:x="7.5cm" svg:y="16cm">
          <text:p text:style-name="P4">تأمین انتظارت افراد و سازمان ه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1cm" svg:y1="11.75cm" svg:x2="17cm" svg:y2="12.5cm" draw:start-shape="id6" draw:start-glue-point="6" draw:end-shape="id7" draw:end-glue-point="1" svg:d="m21000 11750h-1999v750h-2001">
          <text:p/>
        </draw:connector>
        <draw:connector draw:style-name="gr5" draw:text-style-name="P4" draw:layer="layout" svg:x1="11cm" svg:y1="12.5cm" svg:x2="7.5cm" svg:y2="11.25cm" draw:start-shape="id7" draw:start-glue-point="3" draw:end-shape="id8" draw:end-glue-point="7" svg:d="m11000 12500h-1749v-1250h-1751">
          <text:p/>
        </draw:connector>
        <draw:connector draw:style-name="gr5" draw:text-style-name="P4" draw:layer="layout" draw:line-skew="0.749cm" svg:x1="4.25cm" svg:y1="12.5cm" svg:x2="24.75cm" svg:y2="16cm" draw:start-shape="id8" draw:start-glue-point="6" draw:end-shape="id9" draw:end-glue-point="4" svg:d="m4250 12500v2500h20500v1000">
          <text:p/>
        </draw:connector>
        <draw:connector draw:style-name="gr5" draw:text-style-name="P4" draw:layer="layout" svg:x1="22cm" svg:y1="17.75cm" svg:x2="17cm" svg:y2="17.5cm" draw:start-shape="id9" draw:start-glue-point="6" draw:end-shape="id10" draw:end-glue-point="1" svg:d="m22000 17750h-2499v-250h-2501">
          <text:p/>
        </draw:connector>
        <draw:custom-shape draw:style-name="gr6" draw:text-style-name="P6" draw:layer="layout" svg:width="14.5cm" svg:height="3.5cm" draw:transform="skewX (3.66893537768201E-017) rotate (0.358665161284835) translate (5.194cm 10.59cm)">
          <text:p text:style-name="P4"><text:span text:style-name="T6">بازایابی تنها مسئولیت یک نفر نیست</text:span></text:p>
          <text:p text:style-name="P4"><text:span text:style-name="T6">بلکه همه مسئول هستند</text:span></text:p>
          <text:p text:style-name="P4"><text:span text:style-name="T6"/></text:p>
          <text:p text:style-name="P5"><text:span text:style-name="T7">جک ول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بازاریابی چیست</text:p>
          </draw:text-box>
        </draw:frame>
        <draw:frame presentation:style-name="pr6" draw:text-style-name="P7" draw:layer="layout" svg:width="21.592cm" svg:height="15.315cm" svg:x="5.498cm" svg:y="4.915cm" presentation:class="outline" presentation:user-transformed="true">
          <draw:text-box>
            <text:list text:style-name="L2">
              <text:list-item>
                <text:p><text:span text:style-name="T8">بازاریابی با رسالت سازمان آغاز می‌شود و به پرسش‌های زیر پاسخ می‌دهد</text:span></text:p>
                <text:list>
                  <text:list-item>
                    <text:p><text:span text:style-name="T9">سازمان چه اهدافی دارد؟</text:span></text:p>
                  </text:list-item>
                  <text:list-item>
                    <text:p><text:span text:style-name="T9">مشتریان سازمان چه کسانی هستند؟</text:span></text:p>
                  </text:list-item>
                  <text:list-item>
                    <text:p><text:span text:style-name="T9">سازمان چگونه رسالت خود را انجام می‌دهد؟</text:span></text:p>
                  </text:list-item>
                  <text:list-item>
                    <text:p><text:span text:style-name="T9">دلیل اصلی وجود سازمان چیست؟</text:span></text:p>
                  </text:list-item>
                </text:list>
                <text:p><text:span text:style-name="T9"/></text:p>
              </text:list-item>
              <text:list-item>
                <text:p><text:span text:style-name="T9">رسالت شرکت </text:span><text:span text:style-name="T9">ABB</text:span></text:p>
                <text:list>
                  <text:list-item>
                    <text:p><text:span text:style-name="T9">تولید ماشین با آلودگی پایین</text:span></text:p>
                  </text:list-item>
                  <text:list-item>
                    <text:p><text:span text:style-name="T9">قیمت مناسب برای مشتری</text:span></text:p>
                  </text:list-item>
                  <text:list-item>
                    <text:p><text:span text:style-name="T9">کمک به کارکنان و سهام داران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فرآیند بازاریابی</text:p>
          </draw:text-box>
        </draw:frame>
        <draw:frame presentation:style-name="pr5" draw:layer="layout" svg:width="21.592cm" svg:height="12.183cm" svg:x="5.498cm" svg:y="4.915cm" presentation:class="outline" presentation:user-transformed="true">
          <draw:text-box>
            <text:list text:style-name="L2">
              <text:list-header>
                <text:p><text:span text:style-name="T9">حرکت در مسیر رسالت سازمان در‌ واقع فرآیند دستیابی به اهداف سازمان از طریق مبادله کالا، خدمات و ایده‌ها است.</text:span></text:p>
              </text:list-header>
            </text:list>
          </draw:text-box>
        </draw:frame>
        <draw:custom-shape draw:style-name="gr7" draw:text-style-name="P4" draw:layer="layout" svg:width="20.5cm" svg:height="1.5cm" svg:x="6cm" svg:y="14cm">
          <text:p text:style-name="P4">مسیر رسالت سازمان</text:p>
          <draw:enhanced-geometry svg:viewBox="0 0 21600 21600" draw:mirror-vertical="false" draw:mirror-horizontal="true" draw:text-areas="0 0 21600 21600" draw:type="notched-right-arrow" draw:modifiers="19476.9816106531 5036.64223850766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6.5cm" svg:height="4cm" svg:x="21cm" svg:y="10cm">
          <text:p text:style-name="P4">فرایند دستیابی</text:p>
          <text:p text:style-name="P4"><text:s/>به اهداف سازما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5cm" svg:height="4cm" svg:x="12cm" svg:y="16cm">
          <text:p text:style-name="P4">از طریق مبادل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cm" svg:height="4.5cm" svg:x="8.5cm" svg:y="9.5cm">
          <text:p text:style-name="P4">کالا</text:p>
          <text:p text:style-name="P4">خدمات</text:p>
          <text:p text:style-name="P4">ایده‌ه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5cm" svg:height="1.5cm" svg:x="23.5cm" svg:y="10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بازار محوری</text:p>
          </draw:text-box>
        </draw:frame>
        <draw:frame presentation:style-name="pr5" draw:layer="layout" svg:width="21.592cm" svg:height="14.154cm" svg:x="5.5cm" svg:y="5cm" presentation:class="outline" presentation:user-transformed="true">
          <draw:text-box>
            <text:list text:style-name="L2">
              <text:list-item>
                <text:p><text:span text:style-name="T10">آگاهی تمامی افراد سازمان</text:span></text:p>
                <text:list>
                  <text:list-item>
                    <text:p>مشتریان چه کسانی هستند؟</text:p>
                  </text:list-item>
                  <text:list-item>
                    <text:p>خواسته یا نیاز مشتریان چیست؟</text:p>
                  </text:list-item>
                  <text:list-item>
                    <text:p>چطور شرکت نیازها را بهتر از رقبای خود برآورده سازد؟</text:p>
                  </text:list-item>
                  <text:list-item>
                    <text:p>چطور شرکت از تأمین نیازها سود کسب نماید؟</text:p>
                    <text:p/>
                  </text:list-item>
                </text:list>
              </text:list-item>
              <text:list-item>
                <text:p text:style-name="P4"><text:span text:style-name="T11">بازار محوری از سطح بالای برنامه‌ریزی شروع و مستلزم درک رسالت و استراتژی سازمان می باش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تحقق بازار محوری</text:p>
          </draw:text-box>
        </draw:frame>
        <draw:frame presentation:style-name="pr5" draw:text-style-name="P7" draw:layer="layout" svg:width="21.592cm" svg:height="15.415cm" svg:x="5.498cm" svg:y="4.915cm" presentation:class="outline" presentation:user-transformed="true">
          <draw:text-box>
            <text:list text:style-name="L2">
              <text:list-item>
                <text:p text:style-name="P7"><text:span text:style-name="T9">متقاعد کردن کارکنان درباره ضرورت مشتری مدارای</text:span></text:p>
              </text:list-item>
              <text:list-item>
                <text:p text:style-name="P7"><text:span text:style-name="T9">طراحی سیستم پاداش مناسب</text:span></text:p>
              </text:list-item>
              <text:list-item>
                <text:p text:style-name="P7"><text:span text:style-name="T9">استخدام استعدادهای قوی بازاریابی</text:span></text:p>
              </text:list-item>
              <text:list-item>
                <text:p text:style-name="P7"><text:span text:style-name="T9">برپایی برنامه های آموزشی بازاریابی در سازمان</text:span></text:p>
              </text:list-item>
              <text:list-item>
                <text:p text:style-name="P7"><text:span text:style-name="T9">پشتیبانی از بازطراحی سازمان برای تحقق بازارمحوری</text:span></text:p>
                <text:p text:style-name="P7"><text:span text:style-name="T9"/></text:p>
                <text:p text:style-name="P8"><text:span text:style-name="T12">در شرکت بازار محور، کارکنان بازاریابی را وظیفه همگانی دانسته، رسالت و استراتژی شرکت را درک می‌کنند و با مبانی بازاریابی آشنا هستند</text:span></text:p>
                <text:p text:style-name="P7"><text:span text:style-name="T9"/></text:p>
                <text:p text:style-name="P8"><text:span text:style-name="T11">پذیرش بازار محوری با شناخت مشتریان آغاز می‌شو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draw:frame presentation:style-name="pr7" draw:layer="layout" svg:width="17.094cm" svg:height="3.507cm" svg:x="10.096cm" svg:y="0.837cm" presentation:class="title">
          <draw:text-box>
            <text:p>نیازهای مشتری</text:p>
          </draw:text-box>
        </draw:frame>
        <draw:frame presentation:style-name="pr6" draw:text-style-name="P7" draw:layer="layout" svg:width="21.592cm" svg:height="12.183cm" svg:x="5.498cm" svg:y="4.915cm" presentation:class="outline">
          <draw:text-box>
            <text:list text:style-name="L2">
              <text:list-item>
                <text:p text:style-name="P7"><text:span text:style-name="T9">بازاریابی راهی برای شناخت و جلب رضایت مشتری است</text:span></text:p>
                <text:p text:style-name="P7"><text:span text:style-name="T9"/></text:p>
              </text:list-item>
              <text:list-item>
                <text:p text:style-name="P7"><text:span text:style-name="T9">نیاز: یک احتیاج اساسی انسان</text:span></text:p>
              </text:list-item>
              <text:list-item>
                <text:p text:style-name="P7"><text:span text:style-name="T9">خواسته‌ها: از هدایت یک نیاز به سمت چیزی که می‌تواند آنرا برآورده سازد</text:span></text:p>
              </text:list-item>
              <text:list-item>
                <text:p text:style-name="P7"><text:span text:style-name="T9">تقاضا: یک درخواست برای یک محصول خاص که با توان پرداخت برای آن پشتیابنی می‌شو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azli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family="Nazli" style:font-pitch="variable"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family="Nazli" style:font-pitch="variable"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family="Nazli" style:font-pitch="variable"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family="Nazli" style:font-pitch="variable"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family="Nazli" style:font-pitch="variable"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family="Nazli" style:font-pitch="variable"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Titr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9cm" svg:y="2.896cm"/>
      <draw:page-thumbnail draw:layer="backgroundobjects" svg:width="8.999cm" svg:height="6.753cm" svg:x="9cm" svg:y="11.472cm"/>
      <draw:page-thumbnail draw:layer="backgroundobjects" svg:width="8.999cm" svg:height="6.753cm" svg:x="9cm" svg:y="20.048cm"/>
      <draw:page-thumbnail draw:layer="backgroundobjects" svg:width="8.999cm" svg:height="6.753cm" svg:x="-1cm" svg:y="2.896cm"/>
      <draw:page-thumbnail draw:layer="backgroundobjects" svg:width="8.999cm" svg:height="6.753cm" svg:x="-1cm" svg:y="11.472cm"/>
      <draw:page-thumbnail draw:layer="backgroundobjects" svg:width="8.999cm" svg:height="6.753cm" svg:x="-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4cm" svg:height="3.507cm" svg:x="10.096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2cm" svg:height="12.183cm" svg:x="5.498cm" svg:y="4.915cm" presentation:class="outline" presentation:placeholder="true">
        <draw:text-box/>
      </draw:frame>
      <draw:frame presentation:style-name="Mpr5" draw:text-style-name="MP5" draw:layer="backgroundobjects" svg:width="6.521cm" svg:height="1.448cm" svg:x="4.898cm" svg:y="16.93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2cm" svg:height="1.448cm" svg:x="11.672cm" svg:y="18.636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1cm" svg:height="1.448cm" svg:x="20.869cm" svg:y="18.636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4M11S</meta:editing-duration>
    <meta:editing-cycles>16</meta:editing-cycles>
    <meta:generator>LibreOffice/3.5$Linux_X86_64 LibreOffice_project/350m1$Build-2</meta:generator>
    <dc:date>2014-12-30T19:53:16</dc:date>
    <meta:document-statistic meta:object-count="91"/>
  </office:meta>
</office:document-meta>
</file>